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e1f5" officeooo:paragraph-rsid="0012e1f5"/>
    </style:style>
    <style:style style:name="P2" style:family="paragraph" style:parent-style-name="Standard">
      <style:paragraph-properties fo:text-align="justify" style:justify-single-word="false"/>
      <style:text-properties officeooo:rsid="0012e1f5" officeooo:paragraph-rsid="0012e1f5"/>
    </style:style>
    <style:style style:name="P3" style:family="paragraph" style:parent-style-name="Standard">
      <style:text-properties fo:font-weight="bold" officeooo:rsid="0012e1f5" officeooo:paragraph-rsid="0012e1f5" style:font-weight-asian="bold" style:font-weight-complex="bold"/>
    </style:style>
    <style:style style:name="P4" style:family="paragraph" style:parent-style-name="Standard">
      <style:text-properties fo:font-weight="normal" officeooo:rsid="0012e1f5" officeooo:paragraph-rsid="0012e1f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ática - 413</text:p>
      <text:p text:style-name="P3"/>
      <text:p text:style-name="P3">Alunos:<text:span text:style-name="T1"> Jéssica Vitória Tavares (SP3044246), Júlia Furquim de Jesus (sp304419x), Lucas Leandro da Silva Paula (SP3093808) E Luis Gomes Cardoso (SP3044173) </text:span></text:p>
      <text:p text:style-name="P4"/>
      <text:p text:style-name="P1"/>
      <text:p text:style-name="P1"/>
      <text:p text:style-name="P1">API</text:p>
      <text:p text:style-name="P1"/>
      <text:p text:style-name="P1">Get All das informações do banco para usarmos no dash do sistema <text:s text:c="2"/></text:p>
      <text:p text:style-name="P1"/>
      <text:p text:style-name="P1">Get by filter de informações do banco World Hapiness a partir dos dados informados pelo usuário, esses dados são temporários, o sistema vai bater as informações passadas pelo usuário com os dados do banco a partir disso vai informar sua taxa de felicidade</text:p>
      <text:p text:style-name="P1"/>
      <text:p text:style-name="P1">Banco de dados World Hapiness:</text:p>
      <text:p text:style-name="P1"/>
      <text:p text:style-name="P2">Country_ID (GUID)</text:p>
      <text:p text:style-name="P2">Country_Name (Varchar (50)) </text:p>
      <text:p text:style-name="P2">Regional_Indicator (tinyint)</text:p>
      <text:p text:style-name="P2">Year (tinyint)</text:p>
      <text:p text:style-name="P2">Life_Ladder (tinyint)</text:p>
      <text:p text:style-name="P2">GDP_Per_Capita (tinyint)</text:p>
      <text:p text:style-name="P2">Social_Suport (tinyint)</text:p>
      <text:p text:style-name="P2">Life_Expectancy (tinyint)</text:p>
      <text:p text:style-name="P2">Freedom (tinyint)</text:p>
      <text:p text:style-name="P2">Generosity (tinyint)</text:p>
      <text:p text:style-name="P2">Corruption (tinyint)</text:p>
      <text:p text:style-name="P2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21:11:59.516564314</meta:creation-date>
    <dc:date>2023-08-22T21:27:00.164331308</dc:date>
    <meta:editing-duration>PT15M2S</meta:editing-duration>
    <meta:editing-cycles>1</meta:editing-cycles>
    <meta:document-statistic meta:table-count="0" meta:image-count="0" meta:object-count="0" meta:page-count="1" meta:paragraph-count="18" meta:word-count="108" meta:character-count="765" meta:non-whitespace-character-count="668"/>
    <meta:generator>LibreOffice/7.4.5.1$Linux_X86_64 LibreOffice_project/40$Build-1</meta:generator>
  </office:meta>
</office:document-meta>
</file>